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485" draw:gradient-step-count="0" draw:textarea-horizontal-align="justify" draw:textarea-vertical-align="middle" draw:auto-grow-height="false" fo:min-height="0.274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18cm" svg:stroke-color="#000000" draw:marker-start-width="0.227cm" draw:marker-end-width="0.227cm" draw:fill="gradient" draw:fill-gradient-name="Gradient_20_479" draw:gradient-step-count="64" draw:textarea-horizontal-align="justify" draw:textarea-vertical-align="middle" draw:auto-grow-height="false" fo:min-height="0cm" fo:min-width="0.549cm" fo:padding-top="0.134cm" fo:padding-bottom="0.134cm" fo:padding-left="0.259cm" fo:padding-right="0.259cm" draw:shadow="hidden" draw:shadow-offset-x="0.071cm" draw:shadow-offset-y="0.071cm" draw:shadow-opacity="100%"/>
    </style:style>
    <style:style style:name="P1" style:family="paragraph">
      <loext:graphic-properties draw:fill="gradient" draw:fill-gradient-name="Gradient_20_485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479" draw:gradient-step-count="6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2cm" draw:transform="rotate (-3.14159265358979) translate (1.308cm 1.4cm)">
          <text:p/>
          <draw:enhanced-geometry svg:viewBox="0 0 21600 21600" draw:glue-points="?f6 10800 10800 21600 ?f5 10800 10800 0" draw:text-areas="?f3 ?f3 ?f4 ?f4" draw:extrusion="false" draw:type="trapezoid" draw:modifiers="7242.477876106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0.7cm" svg:y1="0.8cm" svg:x2="0.9cm" svg:y2="0.8cm">
          <text:p/>
        </draw:line>
        <draw:line draw:style-name="gr2" draw:text-style-name="P2" draw:layer="layout" svg:x1="0.7cm" svg:y1="1cm" svg:x2="0.9cm" svg:y2="1cm">
          <text:p/>
        </draw:line>
        <draw:custom-shape draw:style-name="gr3" draw:text-style-name="P3" draw:layer="layout" svg:width="1.067cm" svg:height="0.152cm" draw:transform="rotate (1.14947384536346) translate (0.697cm 1.186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7cm" svg:y1="0.4cm" svg:x2="0.9cm" svg:y2="0.4cm">
          <text:p/>
        </draw:line>
        <draw:line draw:style-name="gr2" draw:text-style-name="P2" draw:layer="layout" svg:x1="0.7cm" svg:y1="0.6cm" svg:x2="0.9cm" svg:y2="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gradient draw:name="Gradient_20_461" draw:display-name="Gradient 461" draw:style="axial" draw:start-color="#ffffff" draw:end-color="#4c4c4c" draw:start-intensity="100%" draw:end-intensity="100%" draw:angle="540" draw:border="0%"/>
    <draw:gradient draw:name="Gradient_20_462" draw:display-name="Gradient 462" draw:style="axial" draw:start-color="#ffffff" draw:end-color="#4c4c4c" draw:start-intensity="100%" draw:end-intensity="100%" draw:angle="550" draw:border="0%"/>
    <draw:gradient draw:name="Gradient_20_463" draw:display-name="Gradient 463" draw:style="axial" draw:start-color="#ffffff" draw:end-color="#4c4c4c" draw:start-intensity="100%" draw:end-intensity="100%" draw:angle="560" draw:border="0%"/>
    <draw:gradient draw:name="Gradient_20_464" draw:display-name="Gradient 464" draw:style="axial" draw:start-color="#ffffff" draw:end-color="#4c4c4c" draw:start-intensity="100%" draw:end-intensity="100%" draw:angle="570" draw:border="0%"/>
    <draw:gradient draw:name="Gradient_20_465" draw:display-name="Gradient 465" draw:style="axial" draw:start-color="#ffffff" draw:end-color="#4c4c4c" draw:start-intensity="100%" draw:end-intensity="100%" draw:angle="580" draw:border="0%"/>
    <draw:gradient draw:name="Gradient_20_466" draw:display-name="Gradient 466" draw:style="axial" draw:start-color="#ffffff" draw:end-color="#4c4c4c" draw:start-intensity="100%" draw:end-intensity="100%" draw:angle="590" draw:border="0%"/>
    <draw:gradient draw:name="Gradient_20_467" draw:display-name="Gradient 467" draw:style="axial" draw:start-color="#ffffff" draw:end-color="#4c4c4c" draw:start-intensity="100%" draw:end-intensity="100%" draw:angle="600" draw:border="0%"/>
    <draw:gradient draw:name="Gradient_20_468" draw:display-name="Gradient 468" draw:style="axial" draw:start-color="#ffffff" draw:end-color="#4c4c4c" draw:start-intensity="100%" draw:end-intensity="100%" draw:angle="610" draw:border="0%"/>
    <draw:gradient draw:name="Gradient_20_469" draw:display-name="Gradient 469" draw:style="axial" draw:start-color="#ffffff" draw:end-color="#4c4c4c" draw:start-intensity="100%" draw:end-intensity="100%" draw:angle="620" draw:border="0%"/>
    <draw:gradient draw:name="Gradient_20_470" draw:display-name="Gradient 470" draw:style="axial" draw:start-color="#ffffff" draw:end-color="#4c4c4c" draw:start-intensity="100%" draw:end-intensity="100%" draw:angle="630" draw:border="0%"/>
    <draw:gradient draw:name="Gradient_20_471" draw:display-name="Gradient 471" draw:style="axial" draw:start-color="#ffffff" draw:end-color="#4c4c4c" draw:start-intensity="100%" draw:end-intensity="100%" draw:angle="640" draw:border="0%"/>
    <draw:gradient draw:name="Gradient_20_472" draw:display-name="Gradient 472" draw:style="axial" draw:start-color="#ffffff" draw:end-color="#4c4c4c" draw:start-intensity="100%" draw:end-intensity="100%" draw:angle="650" draw:border="0%"/>
    <draw:gradient draw:name="Gradient_20_473" draw:display-name="Gradient 473" draw:style="axial" draw:start-color="#ffffff" draw:end-color="#4c4c4c" draw:start-intensity="100%" draw:end-intensity="100%" draw:angle="660" draw:border="0%"/>
    <draw:gradient draw:name="Gradient_20_474" draw:display-name="Gradient 474" draw:style="axial" draw:start-color="#ffffff" draw:end-color="#4c4c4c" draw:start-intensity="100%" draw:end-intensity="100%" draw:angle="670" draw:border="0%"/>
    <draw:gradient draw:name="Gradient_20_475" draw:display-name="Gradient 475" draw:style="axial" draw:start-color="#ffffff" draw:end-color="#000000" draw:start-intensity="100%" draw:end-intensity="100%" draw:angle="660" draw:border="0%"/>
    <draw:gradient draw:name="Gradient_20_476" draw:display-name="Gradient 476" draw:style="axial" draw:start-color="#e8e8e8" draw:end-color="#000000" draw:start-intensity="100%" draw:end-intensity="100%" draw:angle="660" draw:border="0%"/>
    <draw:gradient draw:name="Gradient_20_477" draw:display-name="Gradient 477" draw:style="axial" draw:start-color="#e8e8e8" draw:end-color="#000000" draw:start-intensity="100%" draw:end-intensity="100%" draw:angle="660" draw:border="32%"/>
    <draw:gradient draw:name="Gradient_20_478" draw:display-name="Gradient 478" draw:style="axial" draw:start-color="#e8e8e8" draw:end-color="#000000" draw:start-intensity="100%" draw:end-intensity="100%" draw:angle="660" draw:border="86%"/>
    <draw:gradient draw:name="Gradient_20_479" draw:display-name="Gradient 479" draw:style="axial" draw:start-color="#e8e8e8" draw:end-color="#000000" draw:start-intensity="100%" draw:end-intensity="100%" draw:angle="660" draw:border="80%"/>
    <draw:gradient draw:name="Gradient_20_480" draw:display-name="Gradient 480" draw:style="linear" draw:start-color="#fcaf3e" draw:end-color="#ce5c00" draw:start-intensity="100%" draw:end-intensity="100%" draw:angle="1050" draw:border="0%"/>
    <draw:gradient draw:name="Gradient_20_481" draw:display-name="Gradient 481" draw:style="linear" draw:start-color="#fcaf3e" draw:end-color="#ce5c00" draw:start-intensity="100%" draw:end-intensity="100%" draw:angle="150" draw:border="0%"/>
    <draw:gradient draw:name="Gradient_20_482" draw:display-name="Gradient 482" draw:style="linear" draw:start-color="#fcaf3e" draw:end-color="#ce5c00" draw:start-intensity="100%" draw:end-intensity="100%" draw:angle="300" draw:border="0%"/>
    <draw:gradient draw:name="Gradient_20_483" draw:display-name="Gradient 483" draw:style="linear" draw:start-color="#fc9600" draw:end-color="#f26c00" draw:start-intensity="100%" draw:end-intensity="100%" draw:angle="300" draw:border="0%"/>
    <draw:gradient draw:name="Gradient_20_484" draw:display-name="Gradient 484" draw:style="linear" draw:start-color="#663300" draw:end-color="#ff6633" draw:start-intensity="100%" draw:end-intensity="100%" draw:angle="2850" draw:border="0%"/>
    <draw:gradient draw:name="Gradient_20_485" draw:display-name="Gradient 485" draw:style="linear" draw:start-color="#fcaf3e" draw:end-color="#ce5c00" draw:start-intensity="100%" draw:end-intensity="100%" draw:angle="9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gradient" draw:style="radial" draw:cx="100%" draw:cy="0%" draw:start-color="#fcaf3e" draw:end-color="#ce5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21T17:04:43.193693042</dc:date>
    <meta:editing-duration>P1DT1H26M58S</meta:editing-duration>
    <meta:editing-cycles>73</meta:editing-cycles>
    <meta:generator>LibreOffice/6.0.3.2$Linux_X86_64 LibreOffice_project/00m0$Build-2</meta:generator>
    <meta:document-statistic meta:object-count="6"/>
  </office:meta>
</office:document-meta>
</file>